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4 października</text:p>
      <text:p text:style-name="P1">7 sezon potwierdzony</text:p>
      <text:p text:style-name="P1">Dział PR podał informację, na którą sporo osób czekało – 6 sezon nie był ostatnim. Pojawiły się również informacje, że serial dalej będzie skupiony na Mane 6, a „najbardziej emocjonujące przygody” zostawiono właśnie na 7 odsłonę. Zaś na Comic Conie w Nowym Jorku pojawiła się informacja, że premiera miałaby nastąpić na wiosnę przyszłego roku.</text:p>
      <text:p text:style-name="P1"><text:a xlink:type="simple" xlink:href="http://www.fge.com.pl/2016/10/to-nie-sen-sezon-7-potwierdzony.html" text:style-name="Internet_20_link" text:visited-style-name="Visited_20_Internet_20_Link"><text:span text:style-name="T1">http://www.fge.com.pl/2016/10/to-nie-sen-sezon-7-potwierdzony.html</text:span></text:a></text:p>
      <text:p text:style-name="P1"><text:a xlink:type="simple" xlink:href="http://www.fge.com.pl/2016/10/7-sezon-juz-w-przyszym-roku.html" text:style-name="Internet_20_link" text:visited-style-name="Visited_20_Internet_20_Link"><text:span text:style-name="T1">http://www.fge.com.pl/2016/10/7-sezon-juz-w-przyszym-roku.html</text:span></text:a></text:p>
      <text:p text:style-name="P1"><text:a xlink:type="simple" xlink:href="http://www.fge.com.pl/2016/10/sezon-7-i-mlp-movie-kolejne-informacje.html" text:style-name="Internet_20_link" text:visited-style-name="Visited_20_Internet_20_Link"><text:span text:style-name="T1">http://www.fge.com.pl/2016/10/sezon-7-i-mlp-movie-kolejne-informacje.html</text:span></text:a></text:p>
      <text:p text:style-name="P1"/>
      <text:p text:style-name="P1">6 października</text:p>
      <text:p text:style-name="P1">Data premiery MLP: The Movie</text:p>
      <text:p text:style-name="P1">Hasbro uruchomiło zegar odliczający czas do premiery pełnometrażowego filmu o kucykach. Wynika z niego, że premiera będzie miała miejsce 6 października 2017 roku. Coś mi mówi, że szykuje się przed nami ciekawy rok.</text:p>
      <text:p text:style-name="P1"><text:a xlink:type="simple" xlink:href="http://www.fge.com.pl/2016/10/pozosta-rok-do-premiery-my-little-pony.html" text:style-name="Internet_20_link" text:visited-style-name="Visited_20_Internet_20_Link"><text:span text:style-name="T1">http://www.fge.com.pl/2016/10/pozosta-rok-do-premiery-my-little-pony.html</text:span></text:a></text:p>
      <text:p text:style-name="P1"/>
      <text:p text:style-name="P1">21 października</text:p>
      <text:p text:style-name="P1">Ambient: White</text:p>
      <text:p text:style-name="P1">W marcu tego roku pisałem informację o grze Ambient Project. Od tego czasu trochę się zmieniło, a to wszystko było spowodowane powiększeniem się ekipy. Po pierwsze, zniesiono datę wydania na 18 kwietnia tego roku. Po drugie, zmieniono cele projektu. W formie, w jakiej go opisywałem w pierwszym tegorocznym numerze, mieliśmy dostać prolog zaplanowany tak, aby stworzyła go jedna osoba. Teraz jest już szykowana pełna gra poprawiona w wielu aspektach. Więcej o tych zmianach przekazuje szef całego projektu w filmiku, który jest <text:a xlink:type="simple" xlink:href="https://youtu.be/5z_DTii4vCs" text:style-name="Internet_20_link" text:visited-style-name="Visited_20_Internet_20_Link"><text:span text:style-name="T1">tutaj</text:span></text:a> (zawiera on polskie napisy). Zaś tutaj jest porównanie, jakie zmiany zaszły w przeciągu roku, w postaci <text:a xlink:type="simple" xlink:href="https://youtu.be/gFH0ybTgihA" text:style-name="Internet_20_link" text:visited-style-name="Visited_20_Internet_20_Link"><text:span text:style-name="T1">starej</text:span></text:a> i <text:a xlink:type="simple" xlink:href="https://youtu.be/sVv-Lp4TWUg" text:style-name="Internet_20_link" text:visited-style-name="Visited_20_Internet_20_Link"><text:span text:style-name="T1">nowej</text:span></text:a> wersji gameplay.</text:p>
      <text:p text:style-name="P1"/>
      <text:p text:style-name="P1">22 Października</text:p>
      <text:p text:style-name="P1">Ogólnopolski Bloodmeet</text:p>
      <text:p text:style-name="P1">Pewnie zastanawiacie się, o co chodzi. Pomysł jest taki: w okresie między 1 a 22 grudnia należy udać się do stacji krwiodawstwa, oddać krew oraz jakoś to udokumentować. Akcja ma szczytny cel, bo krwi nigdy nie jest dosyć, a żeby uatrakcyjnić wyjście, można zrobić to większą paczką. Więcej szczegółów <text:a xlink:type="simple" xlink:href="https://www.facebook.com/events/155403418249582" text:style-name="Internet_20_link" text:visited-style-name="Visited_20_Internet_20_Link"><text:span text:style-name="T1">tutaj</text:span></text:a> i <text:a xlink:type="simple" xlink:href="https://mlppolska.pl/topic/15446-og%C3%B3lnopolski-bloodmeet-z-okazji-wigilii-serdeczno%C5%9Bci/" text:style-name="Internet_20_link" text:visited-style-name="Visited_20_Internet_20_Link"><text:span text:style-name="T1">tutaj</text:span></text:a>.</text:p>
      <text:p text:style-name="P1"><text:a xlink:type="simple" xlink:href="http://www.fge.com.pl/2016/10/ogolnopolski-bloodmeet-z-okazji-wigilii.html" text:style-name="Internet_20_link" text:visited-style-name="Visited_20_Internet_20_Link"><text:span text:style-name="T1">http://www.fge.com.pl/2016/10/ogolnopolski-bloodmeet-z-okazji-wigilii.html</text:span></text:a></text:p>
      <text:p text:style-name="P1"><text:s/></text:p>
      <text:p text:style-name="P1">23 Października </text:p>
      <text:p text:style-name="P1">„Jak powstało MLP:FiM” po polsku</text:p>
      <text:p text:style-name="P1">Egmont przygotował polską wersję książki „Jak powstał świat Equestrii”, która opowiada o tym, jak powstawała aktualna generacja serialu. Książka złożona z 216 stron jest pełna ilustracji, szkiców, wywiadów i opowieści osób zaangażowanych w powstanie serialu. Książkę można kupić między innymi na <text:a xlink:type="simple" xlink:href="https://sklep.egmont.pl/ksiazki/bohaterowie/p,jak-powstal-swiat-kucykow,15192.html" text:style-name="Internet_20_link" text:visited-style-name="Visited_20_Internet_20_Link"><text:span text:style-name="T1">stronie wydawcy</text:span></text:a>.</text:p>
      <text:p text:style-name="P1"><text:a xlink:type="simple" xlink:href="http://www.fge.com.pl/2016/10/niedzielne-aktualnosci-cclxxii.html" text:style-name="Internet_20_link" text:visited-style-name="Visited_20_Internet_20_Link"><text:span text:style-name="T1">http://www.fge.com.pl/2016/10/niedzielne-aktualnosci-cclxxii.html</text:span></text:a></text:p>
      <text:p text:style-name="P1"><text:soft-page-break/></text:p>
      <text:p text:style-name="P1">Hascon</text:p>
      <text:p text:style-name="P1">Hasbro zrobiło się zazdrosne o inne firmy i postanowiło zrobić… swój własny konwent. Mają być na nim wszystkie marki tej korporacji, a samo wydarzenie odbędzie się 8-10 września 2017. Czy będzie miało to jakiś wpływ na fandomowe konwenty? Czas pokaże.</text:p>
      <text:p text:style-name="P1"><text:a xlink:type="simple" xlink:href="http://www.fge.com.pl/2016/10/niedzielne-aktualnosci-cclxxii.html" text:style-name="Internet_20_link" text:visited-style-name="Visited_20_Internet_20_Link"><text:span text:style-name="T1">http://www.fge.com.pl/2016/10/niedzielne-aktualnosci-cclxxii.html</text:span>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5" meta:word-count="359" meta:character-count="2779" meta:non-whitespace-character-count="2441"/>
    <meta:generator>LibreOfficeDev/5.1.0.3$Linux_X86_64 LibreOffice_project/</meta:generator>
  </office:meta>
</office:document-meta>
</file>